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16abde" officeooo:paragraph-rsid="0016abde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bold" officeooo:rsid="001838e1" officeooo:paragraph-rsid="001838e1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2pt" style:text-underline-style="none" fo:font-weight="normal" officeooo:rsid="0016abde" officeooo:paragraph-rsid="0016abd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838e1" officeooo:paragraph-rsid="001838e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s:</text:p>
      <text:p text:style-name="P1"/>
      <text:p text:style-name="P3">Evaluer la température du sol et de l'eau (thermomètre)</text:p>
      <text:p text:style-name="P3">Mesurer la surface à étudier (mètre)</text:p>
      <text:p text:style-name="P3">mesurer la saliité de l'eau et du sol: à prélever (2 bouteilles)</text:p>
      <text:p text:style-name="P3">observer l'odeur et la couleur</text:p>
      <text:p text:style-name="P3">observer la répartition de la flore en % </text:p>
      <text:p text:style-name="P3">observer le dénivelé</text:p>
      <text:p text:style-name="P3"/>
      <text:p text:style-name="P2">Elements notables:</text:p>
      <text:p text:style-name="P4"/>
      <text:p text:style-name="P4">Beaucoup d'oiseaux par rapport à l'observation du 21/10.</text:p>
      <text:p text:style-name="P4">Présence d'une manthe religieuse</text:p>
      <text:p text:style-name="P4">Eau claire et moustiques prés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9S</meta:editing-duration>
    <meta:editing-cycles>4</meta:editing-cycles>
    <meta:generator>LibreOffice/5.0.5.2$Windows_x86 LibreOffice_project/55b006a02d247b5f7215fc6ea0fde844b30035b3</meta:generator>
    <dc:date>2017-11-20T11:46:08.911000000</dc:date>
    <meta:document-statistic meta:table-count="0" meta:image-count="0" meta:object-count="0" meta:page-count="1" meta:paragraph-count="11" meta:word-count="63" meta:character-count="396" meta:non-whitespace-character-count="343"/>
    <meta:user-defined meta:name="Info 1"/>
    <meta:user-defined meta:name="Info 2"/>
    <meta:user-defined meta:name="Info 3"/>
    <meta:user-defined meta:name="Info 4"/>
  </office:meta>
</office:document-meta>
</file>